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8.534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38" style:family="table-column">
      <style:table-column-properties fo:break-before="auto" style:column-width="1.304cm"/>
    </style:style>
    <style:style style:name="co39" style:family="table-column">
      <style:table-column-properties fo:break-before="auto" style:column-width="0.804cm"/>
    </style:style>
    <style:style style:name="co40" style:family="table-column">
      <style:table-column-properties fo:break-before="auto" style:column-width="1.686cm"/>
    </style:style>
    <style:style style:name="co41" style:family="table-column">
      <style:table-column-properties fo:break-before="auto" style:column-width="1.58cm"/>
    </style:style>
    <style:style style:name="co42" style:family="table-column">
      <style:table-column-properties fo:break-before="auto" style:column-width="1.178cm"/>
    </style:style>
    <style:style style:name="co43" style:family="table-column">
      <style:table-column-properties fo:break-before="auto" style:column-width="1.081cm"/>
    </style:style>
    <style:style style:name="co44" style:family="table-column">
      <style:table-column-properties fo:break-before="auto" style:column-width="2.464cm"/>
    </style:style>
    <style:style style:name="co45" style:family="table-column">
      <style:table-column-properties fo:break-before="auto" style:column-width="26.658cm"/>
    </style:style>
    <style:style style:name="co46" style:family="table-column">
      <style:table-column-properties fo:break-before="auto" style:column-width="27.531cm"/>
    </style:style>
    <style:style style:name="co47" style:family="table-column">
      <style:table-column-properties fo:break-before="auto" style:column-width="3.66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1.554cm"/>
    </style:style>
    <style:style style:name="co53" style:family="table-column">
      <style:table-column-properties fo:break-before="auto" style:column-width="2.08cm"/>
    </style:style>
    <style:style style:name="co54" style:family="table-column">
      <style:table-column-properties fo:break-before="auto" style:column-width="1.954cm"/>
    </style:style>
    <style:style style:name="co55" style:family="table-column">
      <style:table-column-properties fo:break-before="auto" style:column-width="1.386cm"/>
    </style:style>
    <style:style style:name="co56" style:family="table-column">
      <style:table-column-properties fo:break-before="auto" style:column-width="1.312cm"/>
    </style:style>
    <style:style style:name="co57" style:family="table-column">
      <style:table-column-properties fo:break-before="auto" style:column-width="1.928cm"/>
    </style:style>
    <style:style style:name="co58" style:family="table-column">
      <style:table-column-properties fo:break-before="auto" style:column-width="1.365cm"/>
    </style:style>
    <style:style style:name="co59" style:family="table-column">
      <style:table-column-properties fo:break-before="auto" style:column-width="0.97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2.995cm"/>
    </style:style>
    <style:style style:name="co62" style:family="table-column">
      <style:table-column-properties fo:break-before="auto" style:column-width="0.817cm"/>
    </style:style>
    <style:style style:name="co63" style:family="table-column">
      <style:table-column-properties fo:break-before="auto" style:column-width="1.914cm"/>
    </style:style>
    <style:style style:name="co64" style:family="table-column">
      <style:table-column-properties fo:break-before="auto" style:column-width="1.831cm"/>
    </style:style>
    <style:style style:name="co65" style:family="table-column">
      <style:table-column-properties fo:break-before="auto" style:column-width="1.713cm"/>
    </style:style>
    <style:style style:name="co66" style:family="table-column">
      <style:table-column-properties fo:break-before="auto" style:column-width="2.025cm"/>
    </style:style>
    <style:style style:name="co67" style:family="table-column">
      <style:table-column-properties fo:break-before="auto" style:column-width="3.052cm"/>
    </style:style>
    <style:style style:name="co68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3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051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58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ext-properties style:use-window-font-color="true"/>
      <style:map style:condition="is-true-formula([.$E$13]&gt;[.$E$14])" style:apply-style-name="Warning_5f_TáposKP_5f_Túllépés" style:base-cell-address="Tulajdonságok_képzettségek.A12"/>
    </style:style>
    <style:style style:name="ce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1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5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1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4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5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1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1" style:family="table-cell" style:parent-style-name="Default">
      <style:table-cell-properties style:vertical-align="middle"/>
      <style:text-properties style:font-name="Arial" fo:font-size="9pt"/>
    </style:style>
    <style:style style:name="ce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9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3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4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5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0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1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/>
    </style:style>
    <style:style style:name="ce1024" style:family="table-cell" style:parent-style-name="Default">
      <style:text-properties style:font-name="DejaVu Serif" fo:font-size="9pt"/>
    </style:style>
    <style:style style:name="ce102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2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3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able-cell-properties fo:wrap-option="wrap"/>
      <style:text-properties style:font-name="DejaVu Serif" fo:font-size="9pt" fo:font-style="normal"/>
    </style:style>
    <style:style style:name="ce103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3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ext-properties style:font-name="DejaVu Serif" fo:font-size="9pt" fo:font-style="normal" fo:font-weight="bold"/>
    </style:style>
    <style:style style:name="ce1039" style:family="table-cell" style:parent-style-name="Default" style:data-style-name="N100">
      <style:table-cell-properties fo:wrap-option="wrap"/>
      <style:text-properties fo:font-weight="bold"/>
    </style:style>
    <style:style style:name="ce104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41" style:family="table-cell" style:parent-style-name="Default" style:data-style-name="N100">
      <style:text-properties fo:font-weight="normal" style:font-weight-asian="normal" style:font-weight-complex="normal"/>
    </style:style>
    <style:style style:name="ce1042" style:family="table-cell" style:parent-style-name="Default" style:data-style-name="N100">
      <style:text-properties fo:font-weight="bold"/>
    </style:style>
    <style:style style:name="ce1043" style:family="table-cell" style:parent-style-name="Default" style:data-style-name="N100">
      <style:text-properties fo:font-weight="bold" style:font-weight-asian="bold" style:font-weight-complex="bold"/>
    </style:style>
    <style:style style:name="ce1044" style:family="table-cell" style:parent-style-name="Default" style:data-style-name="N100">
      <style:text-properties fo:font-weight="normal"/>
    </style:style>
    <style:style style:name="ce104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46" style:family="table-cell" style:parent-style-name="Default" style:data-style-name="N100">
      <style:text-properties fo:color="#ff0000" fo:font-weight="bold"/>
    </style:style>
    <style:style style:name="ce104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4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49" style:family="table-cell" style:parent-style-name="Default">
      <style:text-properties fo:font-weight="normal"/>
    </style:style>
    <style:style style:name="ce10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52" style:family="table-cell" style:parent-style-name="Default">
      <style:text-properties fo:font-weight="bold" style:font-weight-asian="bold" style:font-weight-complex="bold"/>
    </style:style>
    <style:style style:name="ce1053" style:family="table-cell" style:parent-style-name="Default">
      <style:text-properties style:use-window-font-color="true" fo:font-weight="normal" style:font-weight-asian="normal" style:font-weight-complex="normal"/>
    </style:style>
    <style:style style:name="ce1054" style:family="table-cell" style:parent-style-name="Default">
      <style:text-properties fo:font-weight="bold"/>
    </style:style>
    <style:style style:name="ce1055" style:family="table-cell" style:parent-style-name="Default">
      <style:text-properties fo:color="#ff0000" fo:font-weight="normal"/>
    </style:style>
    <style:style style:name="ce1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fo:wrap-option="wrap" style:vertical-align="middle"/>
    </style:style>
    <style:style style:name="ce1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8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1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2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9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1,15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4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5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7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8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9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0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1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2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3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4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5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6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7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8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9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1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4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5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6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7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1" table:base-cell-address="Tartalék.A24">
          <table:error-message table:message-type="stop" table:display="true"/>
        </table:content-validation>
        <table:content-validation table:name="val62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3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4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5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0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2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Tartalék.A29">
          <table:help-message table:display="true"/>
          <table:error-message table:message-type="stop" table:display="true"/>
        </table:content-validation>
        <table:content-validation table:name="val74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2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8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9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0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1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2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6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7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9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8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9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2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3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7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30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8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4" table:number-columns-repeated="4"/>
          <table:table-cell table:style-name="ce4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"/>
          <table:covered-table-cell table:style-name="ce94"/>
          <table:covered-table-cell table:style-name="ce22"/>
          <table:covered-table-cell table:number-columns-repeated="4" table:style-name="ce41"/>
          <table:covered-table-cell table:style-name="ce267"/>
          <table:table-cell/>
          <table:table-cell table:style-name="Default"/>
          <table:table-cell table:number-columns-repeated="3"/>
          <table:table-cell table:style-name="ce41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2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0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22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0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40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1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0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 table:number-columns-repeated="7"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">
          <table:table-cell table:style-name="ce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3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3" table:content-validation-name="val9"/>
          <table:table-cell table:style-name="ce92" table:content-validation-name="val42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14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8"/>
          <table:table-cell table:style-name="ce166" office:value-type="string" calcext:value-type="string">
            <text:p>MP</text:p>
          </table:table-cell>
          <table:table-cell table:style-name="ce208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0" table:content-validation-name="val51"/>
          <table:table-cell table:style-name="ce233" table:content-validation-name="val58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0" table:content-validation-name="val51"/>
          <table:table-cell table:style-name="ce233" table:content-validation-name="val58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ce515"/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3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0" table:content-validation-name="val51"/>
          <table:table-cell table:style-name="ce233" table:content-validation-name="val58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2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3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0" table:content-validation-name="val51"/>
          <table:table-cell table:style-name="ce233" table:content-validation-name="val58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3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0" table:content-validation-name="val52"/>
          <table:table-cell table:style-name="ce233" table:content-validation-name="val58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3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0" table:content-validation-name="val52"/>
          <table:table-cell table:style-name="ce233" table:content-validation-name="val58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3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0" table:content-validation-name="val52"/>
          <table:table-cell table:style-name="ce233" table:content-validation-name="val58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3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0" table:content-validation-name="val52"/>
          <table:table-cell table:style-name="ce233" table:content-validation-name="val58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8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24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3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2"/>
          <table:covered-table-cell table:style-name="ce114"/>
          <table:table-cell table:content-validation-name="val60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3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2"/>
          <table:table-cell table:style-name="ce11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1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2"/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8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8" table:content-validation-name="val20"/>
          <table:table-cell table:style-name="ce115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2"/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2" table:number-columns-spanned="5" table:number-rows-spanned="1"/>
          <table:covered-table-cell table:number-columns-repeated="4" table:style-name="ce22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2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2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24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2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2" table:content-validation-name="val21" office:value-type="float" office:value="3" calcext:value-type="float">
            <text:p>3</text:p>
          </table:table-cell>
          <table:table-cell table:style-name="ce86" table:content-validation-name="val31"/>
          <table:table-cell table:style-name="ce101" table:content-validation-name="val40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2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2" table:content-validation-name="val22" office:value-type="float" office:value="4" calcext:value-type="float">
            <text:p>4</text:p>
          </table:table-cell>
          <table:table-cell table:style-name="ce86" table:content-validation-name="val4"/>
          <table:table-cell table:style-name="ce101" table:content-validation-name="val40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2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2" table:content-validation-name="val23" office:value-type="float" office:value="1" calcext:value-type="float">
            <text:p>1</text:p>
          </table:table-cell>
          <table:table-cell table:style-name="ce86" table:content-validation-name="val32"/>
          <table:table-cell table:style-name="ce101" table:content-validation-name="val40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2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40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2" table:content-validation-name="val24" office:value-type="float" office:value="2" calcext:value-type="float">
            <text:p>2</text:p>
          </table:table-cell>
          <table:table-cell table:style-name="ce86" table:content-validation-name="val33"/>
          <table:table-cell table:style-name="ce101" table:content-validation-name="val40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2" table:content-validation-name="val25" office:value-type="float" office:value="2" calcext:value-type="float">
            <text:p>2</text:p>
          </table:table-cell>
          <table:table-cell table:style-name="ce86" table:content-validation-name="val34"/>
          <table:table-cell table:style-name="ce101" table:content-validation-name="val40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0"/>
          <table:table-cell table:style-name="ce86" table:content-validation-name="val26"/>
          <table:table-cell table:style-name="ce101" table:content-validation-name="val40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3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7" table:content-validation-name="val26"/>
          <table:table-cell table:style-name="ce86" table:content-validation-name="val26"/>
          <table:table-cell table:style-name="ce101" table:content-validation-name="val40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3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7" table:content-validation-name="val26"/>
          <table:table-cell table:style-name="ce86" table:content-validation-name="val26"/>
          <table:table-cell table:style-name="ce101" table:content-validation-name="val40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3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7" table:content-validation-name="val26"/>
          <table:table-cell table:style-name="ce86" table:content-validation-name="val26"/>
          <table:table-cell table:style-name="ce101" table:content-validation-name="val40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3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7" table:content-validation-name="val26"/>
          <table:table-cell table:style-name="ce86" table:content-validation-name="val26"/>
          <table:table-cell table:style-name="ce101" table:content-validation-name="val40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style-name="ce624"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7" table:content-validation-name="val26"/>
          <table:table-cell table:style-name="ce86" table:content-validation-name="val26"/>
          <table:table-cell table:style-name="ce101" table:content-validation-name="val40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6" table:content-validation-name="val35"/>
          <table:table-cell table:style-name="ce101" table:content-validation-name="val40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6"/>
          <table:table-cell table:style-name="ce86" table:content-validation-name="val26"/>
          <table:table-cell table:style-name="ce101" table:content-validation-name="val40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8" table:content-validation-name="val26"/>
          <table:table-cell table:style-name="ce86" table:content-validation-name="val26"/>
          <table:table-cell table:style-name="ce101" table:content-validation-name="val40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8" table:content-validation-name="val26"/>
          <table:table-cell table:style-name="ce86" table:content-validation-name="val26"/>
          <table:table-cell table:style-name="ce101" table:content-validation-name="val40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6"/>
          <table:table-cell table:style-name="ce86" table:content-validation-name="val26"/>
          <table:table-cell table:style-name="ce101" table:content-validation-name="val40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6"/>
          <table:table-cell table:style-name="ce86" table:content-validation-name="val26"/>
          <table:table-cell table:style-name="ce101" table:content-validation-name="val40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6"/>
          <table:table-cell table:style-name="ce86" table:content-validation-name="val26"/>
          <table:table-cell table:style-name="ce101" table:content-validation-name="val40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6"/>
          <table:table-cell table:style-name="ce86" table:content-validation-name="val26"/>
          <table:table-cell table:style-name="ce101" table:content-validation-name="val40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6"/>
          <table:table-cell table:style-name="ce102" table:content-validation-name="val44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2"/>
          <table:covered-table-cell table:style-name="ce1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7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3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40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8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03" table:content-validation-name="val46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9" table:content-validation-name="val54" office:value-type="float" office:value="0" calcext:value-type="float">
            <text:p>0</text:p>
          </table:table-cell>
          <table:table-cell table:style-name="ce310" table:content-validation-name="val53" office:value-type="float" office:value="10" calcext:value-type="float">
            <text:p>+10</text:p>
          </table:table-cell>
          <table:table-cell table:style-name="ce261" table:content-validation-name="val40" table:formula="of:=[.H59]+[.I59]" office:value-type="float" office:value="10" calcext:value-type="float">
            <text:p>10</text:p>
          </table:table-cell>
          <table:table-cell table:style-name="ce271" table:content-validation-name="val40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1" table:content-validation-name="val29"/>
          <table:table-cell table:style-name="ce81" table:content-validation-name="val39"/>
          <table:table-cell table:style-name="ce148" table:content-validation-name="val45"/>
          <table:table-cell/>
          <table:table-cell table:style-name="ce203" table:content-validation-name="val47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9" table:content-validation-name="val55" office:value-type="float" office:value="0" calcext:value-type="float">
            <text:p>0</text:p>
          </table:table-cell>
          <table:table-cell table:style-name="ce310" table:content-validation-name="val53" office:value-type="float" office:value="3" calcext:value-type="float">
            <text:p>+3</text:p>
          </table:table-cell>
          <table:table-cell table:style-name="ce261" table:content-validation-name="val40" table:formula="of:=[.H60]+[.I60]" office:value-type="float" office:value="3" calcext:value-type="float">
            <text:p>3</text:p>
          </table:table-cell>
          <table:table-cell table:style-name="ce271" table:content-validation-name="val40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29"/>
          <table:table-cell table:style-name="ce81" table:content-validation-name="val39"/>
          <table:table-cell table:style-name="ce148" table:content-validation-name="val45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29"/>
          <table:table-cell table:style-name="ce81" table:content-validation-name="val39"/>
          <table:table-cell table:style-name="ce148" table:content-validation-name="val45"/>
          <table:table-cell/>
          <table:table-cell table:style-name="ce203" table:content-validation-name="val48" office:value-type="string" calcext:value-type="string">
            <text:p>Helyismeret: [<text:span text:style-name="T5">saját város</text:span>]</text:p>
          </table:table-cell>
          <table:table-cell table:style-name="ce229" table:content-validation-name="val56" office:value-type="float" office:value="0" calcext:value-type="float">
            <text:p>0</text:p>
          </table:table-cell>
          <table:table-cell table:style-name="ce310" table:content-validation-name="val53" office:value-type="float" office:value="10" calcext:value-type="float">
            <text:p>+10</text:p>
          </table:table-cell>
          <table:table-cell table:style-name="ce261" table:content-validation-name="val40" table:formula="of:=[.H62]+[.I62]" office:value-type="float" office:value="10" calcext:value-type="float">
            <text:p>10</text:p>
          </table:table-cell>
          <table:table-cell table:style-name="ce271" table:content-validation-name="val40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29"/>
          <table:table-cell table:style-name="ce81" table:content-validation-name="val39"/>
          <table:table-cell table:style-name="ce148" table:content-validation-name="val45"/>
          <table:table-cell/>
          <table:table-cell table:style-name="ce203" table:content-validation-name="val49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9" table:content-validation-name="val57" office:value-type="float" office:value="0" calcext:value-type="float">
            <text:p>0</text:p>
          </table:table-cell>
          <table:table-cell table:style-name="ce310" table:content-validation-name="val53" office:value-type="float" office:value="6" calcext:value-type="float">
            <text:p>+6</text:p>
          </table:table-cell>
          <table:table-cell table:style-name="ce261" table:content-validation-name="val40" table:formula="of:=[.H63]+[.I63]" office:value-type="float" office:value="6" calcext:value-type="float">
            <text:p>6</text:p>
          </table:table-cell>
          <table:table-cell table:style-name="ce271" table:content-validation-name="val40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29"/>
          <table:table-cell table:style-name="ce81" table:content-validation-name="val39"/>
          <table:table-cell table:style-name="ce148" table:content-validation-name="val45"/>
          <table:table-cell/>
          <table:table-cell table:style-name="ce201" table:content-validation-name="val50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50" office:value-type="float" office:value="0" calcext:value-type="float">
            <text:p>0</text:p>
          </table:table-cell>
          <table:table-cell table:style-name="ce226" table:content-validation-name="val53" office:value-type="float" office:value="3" calcext:value-type="float">
            <text:p>+3</text:p>
          </table:table-cell>
          <table:table-cell table:style-name="ce251" table:content-validation-name="val40" table:formula="of:=[.H64]+[.I64]" office:value-type="float" office:value="3" calcext:value-type="float">
            <text:p>3</text:p>
          </table:table-cell>
          <table:table-cell table:style-name="ce312" table:content-validation-name="val40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2" table:content-validation-name="val29"/>
          <table:table-cell table:style-name="ce82" table:content-validation-name="val39"/>
          <table:table-cell table:style-name="ce161" table:content-validation-name="val45"/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  <calcext:conditional-format calcext:target-range-address="Tulajdonságok_képzettségek.A12:Tulajdonságok_képzettségek.A12">
            <calcext:condition calcext:apply-style-name="Warning_TáposKP_Túllépés" calcext:value="formula-is([.$E$13]&gt;[.$E$14])" calcext:base-cell-address="Tulajdonságok_képzettségek.A12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1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1"/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0" table:formula="of:=[Tulajdonságok_képzettségek.K11]" office:value-type="float" office:value="0" calcext:value-type="float">
            <text:p>0</text:p>
          </table:table-cell>
          <table:table-cell table:style-name="ce658" table:content-validation-name="val61"/>
          <table:table-cell table:style-name="ce460" table:content-validation-name="val6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1"/>
          <table:covered-table-cell table:style-name="ce272" table:content-validation-name="val61"/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1"/>
          <table:table-cell table:style-name="ce176" table:content-validation-name="val61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1"/>
          <table:covered-table-cell table:style-name="ce248" table:content-validation-name="val61"/>
          <table:table-cell table:style-name="ce238" table:content-validation-name="val61" office:value-type="string" calcext:value-type="string">
            <text:p>Szint</text:p>
          </table:table-cell>
          <table:table-cell table:style-name="ce273" table:content-validation-name="val61" office:value-type="string" calcext:value-type="string">
            <text:p>KP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629" table:content-validation-name="val6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1"/>
          <table:covered-table-cell table:style-name="ce637"/>
          <table:covered-table-cell/>
          <table:table-cell table:style-name="ce642" table:content-validation-name="val69" table:formula="of:=[Tulajdonságok_képzettségek.D55]" office:value-type="float" office:value="0" calcext:value-type="float">
            <text:p>0</text:p>
          </table:table-cell>
          <table:table-cell table:style-name="ce230" table:content-validation-name="val61"/>
          <table:table-cell table:style-name="ce347" table:content-validation-name="val61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1"/>
          <table:table-cell table:style-name="ce471" table:content-validation-name="val59" office:value-type="float" office:value="0" calcext:value-type="float">
            <text:p>0</text:p>
          </table:table-cell>
          <table:table-cell table:style-name="ce271" table:content-validation-name="val70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content-validation-name="val61" table:number-columns-spanned="6" table:number-rows-spanned="1"/>
          <table:covered-table-cell table:number-columns-repeated="5" table:content-validation-name="val61"/>
          <table:table-cell table:style-name="ce230" table:content-validation-name="val61"/>
          <table:table-cell table:style-name="ce347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70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2">
          <table:table-cell table:style-name="ce123" table:content-validation-name="val61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61"/>
          <table:covered-table-cell table:style-name="ce165" table:content-validation-name="val61"/>
          <table:covered-table-cell table:style-name="ce149" table:content-validation-name="val61"/>
          <table:covered-table-cell table:style-name="ce195" table:content-validation-name="val61"/>
          <table:covered-table-cell/>
          <table:table-cell table:style-name="ce230" table:content-validation-name="val61"/>
          <table:table-cell table:style-name="ce347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70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117" table:content-validation-name="val61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1"/>
          <table:covered-table-cell/>
          <table:table-cell table:style-name="ce166" table:content-validation-name="val61" office:value-type="string" calcext:value-type="string">
            <text:p>Max</text:p>
          </table:table-cell>
          <table:table-cell table:style-name="ce166" table:content-validation-name="val61" office:value-type="string" calcext:value-type="string">
            <text:p>Fok</text:p>
          </table:table-cell>
          <table:table-cell table:style-name="ce196" table:content-validation-name="val61" office:value-type="string" calcext:value-type="string">
            <text:p>KP</text:p>
          </table:table-cell>
          <table:table-cell table:style-name="ce230" table:content-validation-name="val61"/>
          <table:table-cell table:style-name="ce347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70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9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347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70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0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347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70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1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27" table:content-validation-name="val6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1"/>
          <table:covered-table-cell table:style-name="ce274" table:content-validation-name="val61"/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2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176" table:content-validation-name="val61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1"/>
          <table:covered-table-cell table:style-name="ce248" table:content-validation-name="val61"/>
          <table:table-cell table:style-name="ce238" table:content-validation-name="val61" office:value-type="string" calcext:value-type="string">
            <text:p>Szint</text:p>
          </table:table-cell>
          <table:table-cell table:style-name="ce273" table:content-validation-name="val61" office:value-type="string" calcext:value-type="string">
            <text:p>KP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3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750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70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4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750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70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5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750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70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6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750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70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7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750" table:content-validation-name="val61" table:number-columns-spanned="3" table:number-rows-spanned="1"/>
          <table:covered-table-cell table:number-columns-repeated="2" table:style-name="ce256" table:content-validation-name="val61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70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8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27" table:content-validation-name="val61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1"/>
          <table:covered-table-cell table:style-name="ce474" table:content-validation-name="val61"/>
          <table:covered-table-cell table:style-name="ce276" table:content-validation-name="val61"/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6" table:content-validation-name="val61"/>
          <table:table-cell table:style-name="ce86" table:content-validation-name="val61"/>
          <table:table-cell table:style-name="ce695" table:content-validation-name="val40" table:formula="of:=[.$E19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31" table:content-validation-name="val61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1"/>
          <table:covered-table-cell table:style-name="ce754" table:content-validation-name="val61"/>
          <table:table-cell table:style-name="ce478" table:content-validation-name="val61" office:value-type="string" calcext:value-type="string">
            <text:p>Szint</text:p>
          </table:table-cell>
          <table:table-cell table:style-name="ce277" table:content-validation-name="val61" office:value-type="string" calcext:value-type="string">
            <text:p>KP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8" table:content-validation-name="val61"/>
          <table:table-cell table:style-name="ce86" table:content-validation-name="val61"/>
          <table:table-cell table:style-name="ce695" table:content-validation-name="val40" table:formula="of:=[.$E20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office:value-type="float" office:value="0" calcext:value-type="float">
            <text:p>0</text:p>
          </table:table-cell>
          <table:table-cell table:style-name="ce271" table:content-validation-name="val70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8" table:content-validation-name="val61"/>
          <table:table-cell table:style-name="ce86" table:content-validation-name="val61"/>
          <table:table-cell table:style-name="ce695" table:content-validation-name="val40" table:formula="of:=[.$E21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office:value-type="float" office:value="0" calcext:value-type="float">
            <text:p>0</text:p>
          </table:table-cell>
          <table:table-cell table:style-name="ce271" table:content-validation-name="val70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8" table:content-validation-name="val61"/>
          <table:table-cell table:style-name="ce86" table:content-validation-name="val61"/>
          <table:table-cell table:style-name="ce695" table:content-validation-name="val40" table:formula="of:=[.$E22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table:formula="of:=[.I22]+[.J22]" office:value-type="float" office:value="0" calcext:value-type="float">
            <text:p>0</text:p>
          </table:table-cell>
          <table:table-cell table:style-name="ce271" table:content-validation-name="val70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8" table:content-validation-name="val61"/>
          <table:table-cell table:style-name="ce86" table:content-validation-name="val61"/>
          <table:table-cell table:style-name="ce695" table:content-validation-name="val40" table:formula="of:=[.$E23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table:formula="of:=[.I23]+[.J23]" office:value-type="float" office:value="0" calcext:value-type="float">
            <text:p>0</text:p>
          </table:table-cell>
          <table:table-cell table:style-name="ce271" table:content-validation-name="val70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8" table:content-validation-name="val61"/>
          <table:table-cell table:style-name="ce86" table:content-validation-name="val61"/>
          <table:table-cell table:style-name="ce695" table:content-validation-name="val40" table:formula="of:=[.$E24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table:formula="of:=[.I24]+[.J24]" office:value-type="float" office:value="0" calcext:value-type="float">
            <text:p>0</text:p>
          </table:table-cell>
          <table:table-cell table:style-name="ce271" table:content-validation-name="val70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8" table:content-validation-name="val61"/>
          <table:table-cell table:style-name="ce86" table:content-validation-name="val61"/>
          <table:table-cell table:style-name="ce695" table:content-validation-name="val40" table:formula="of:=[.$E25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table:formula="of:=[.I25]+[.J25]" office:value-type="float" office:value="0" calcext:value-type="float">
            <text:p>0</text:p>
          </table:table-cell>
          <table:table-cell table:style-name="ce271" table:content-validation-name="val70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20" table:content-validation-name="val61" table:number-columns-spanned="3" table:number-rows-spanned="1"/>
          <table:covered-table-cell table:style-name="ce151" table:content-validation-name="val61"/>
          <table:covered-table-cell/>
          <table:table-cell table:style-name="ce68" table:content-validation-name="val61"/>
          <table:table-cell table:style-name="ce86" table:content-validation-name="val61"/>
          <table:table-cell table:style-name="ce695" table:content-validation-name="val40" table:formula="of:=[.$E26]*[$KP_tablazat.$K$14]" office:value-type="float" office:value="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table:formula="of:=[.I26]+[.J26]" office:value-type="float" office:value="0" calcext:value-type="float">
            <text:p>0</text:p>
          </table:table-cell>
          <table:table-cell table:style-name="ce271" table:content-validation-name="val70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43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6" table:content-validation-name="val66"/>
          <table:table-cell table:style-name="ce458" table:content-validation-name="val40" table:formula="of:=-[.$E27]*[$KP_tablazat.$K$30]" office:value-type="float" office:value="-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table:formula="of:=[.I27]+[.J27]" office:value-type="float" office:value="0" calcext:value-type="float">
            <text:p>0</text:p>
          </table:table-cell>
          <table:table-cell table:style-name="ce271" table:content-validation-name="val70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435" table:content-validation-name="val62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4"/>
          <table:covered-table-cell/>
          <table:table-cell table:style-name="ce67" table:content-validation-name="val65" office:value-type="float" office:value="1" calcext:value-type="float">
            <text:p>1</text:p>
          </table:table-cell>
          <table:table-cell table:style-name="ce86" table:content-validation-name="val67"/>
          <table:table-cell table:style-name="ce458" table:content-validation-name="val40" table:formula="of:=-[.$E28]*[$KP_tablazat.$K$28]" office:value-type="float" office:value="-0" calcext:value-type="float">
            <text:p>0</text:p>
          </table:table-cell>
          <table:table-cell table:style-name="ce230" table:content-validation-name="val61"/>
          <table:table-cell table:style-name="ce203" table:content-validation-name="val61" table:number-columns-spanned="3" table:number-rows-spanned="1"/>
          <table:covered-table-cell table:style-name="ce448" table:content-validation-name="val61"/>
          <table:covered-table-cell table:style-name="ce454" table:content-validation-name="val61"/>
          <table:table-cell table:style-name="ce480" table:content-validation-name="val59" table:formula="of:=[.I28]+[.J28]" office:value-type="float" office:value="0" calcext:value-type="float">
            <text:p>0</text:p>
          </table:table-cell>
          <table:table-cell table:style-name="ce271" table:content-validation-name="val70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1"/>
          <table:table-cell table:number-columns-repeated="5"/>
          <table:table-cell table:content-validation-name="val61" table:number-columns-repeated="238"/>
        </table:table-row>
        <table:table-row table:style-name="ro1">
          <table:table-cell table:style-name="ce435" table:content-validation-name="val63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4"/>
          <table:covered-table-cell/>
          <table:table-cell table:style-name="ce67" table:content-validation-name="val65" office:value-type="float" office:value="1" calcext:value-type="float">
            <text:p>1</text:p>
          </table:table-cell>
          <table:table-cell table:style-name="ce86" table:content-validation-name="val68"/>
          <table:table-cell table:style-name="ce458" table:content-validation-name="val40" table:formula="of:=-[.$E29]*[$KP_tablazat.$K$29]" office:value-type="float" office:value="-0" calcext:value-type="float">
            <text:p>0</text:p>
          </table:table-cell>
          <table:table-cell table:style-name="ce230" table:content-validation-name="val61"/>
          <table:table-cell table:style-name="ce462" table:content-validation-name="val61" table:number-columns-spanned="3" table:number-rows-spanned="1"/>
          <table:covered-table-cell table:number-columns-repeated="2" table:style-name="ce757" table:content-validation-name="val61"/>
          <table:table-cell table:style-name="ce481" table:content-validation-name="val59" office:value-type="float" office:value="0" calcext:value-type="float">
            <text:p>0</text:p>
          </table:table-cell>
          <table:table-cell table:style-name="ce278" table:content-validation-name="val70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1" table:number-columns-repeated="238"/>
        </table:table-row>
        <table:table-row table:style-name="ro1">
          <table:table-cell table:content-validation-name="val61" table:number-columns-spanned="6" table:number-rows-spanned="1"/>
          <table:covered-table-cell table:style-name="ce203" table:content-validation-name="val61"/>
          <table:covered-table-cell table:style-name="ce448" table:content-validation-name="val61"/>
          <table:covered-table-cell table:style-name="ce454" table:content-validation-name="val61"/>
          <table:covered-table-cell table:style-name="ce203" table:content-validation-name="val61"/>
          <table:covered-table-cell table:style-name="ce448" table:content-validation-name="val61"/>
          <table:table-cell table:number-columns-repeated="12"/>
          <table:table-cell table:content-validation-name="val61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444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44"/>
          <table:table-cell table:style-name="ce444" office:value-type="string" calcext:value-type="string" table:number-columns-spanned="3" table:number-rows-spanned="1">
            <text:p>Típusa</text:p>
          </table:table-cell>
          <table:covered-table-cell table:number-columns-repeated="2" table:style-name="ce444"/>
          <table:table-cell table:style-name="ce44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44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1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1" table:number-columns-repeated="242"/>
        </table:table-row>
        <table:table-row table:style-name="ro1">
          <table:table-cell table:content-validation-name="val61" table:number-columns-repeated="12"/>
          <table:table-cell table:number-columns-repeated="2"/>
          <table:table-cell table:content-validation-name="val61" table:number-columns-repeated="242"/>
        </table:table-row>
        <table:table-row table:style-name="ro1" table:number-rows-repeated="65463">
          <table:table-cell table:content-validation-name="val61" table:number-columns-repeated="256"/>
        </table:table-row>
        <table:table-row table:style-name="ro1">
          <table:table-cell table:content-validation-name="val61" table:number-columns-repeated="13"/>
          <table:table-cell table:number-columns-repeated="5"/>
          <table:table-cell table:content-validation-name="val61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number-columns-repeated="2" table:default-cell-style-name="ce22"/>
        <table:table-column table:style-name="co30" table:number-columns-repeated="3" table:default-cell-style-name="ce22"/>
        <table:table-column table:style-name="co31" table:default-cell-style-name="ce22"/>
        <table:table-column table:style-name="co12" table:number-columns-repeated="3" table:default-cell-style-name="ce22"/>
        <table:table-column table:style-name="co32" table:default-cell-style-name="ce22"/>
        <table:table-column table:style-name="co12" table:number-columns-repeated="242" table:default-cell-style-name="ce2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8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2" table:content-validation-name="val79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2" table:content-validation-name="val93" office:value-type="string" calcext:value-type="string">
            <text:p>Módosítók</text:p>
          </table:table-cell>
          <table:table-cell table:style-name="ce532" table:content-validation-name="val99" office:value-type="string" calcext:value-type="string">
            <text:p>Összesen</text:p>
          </table:table-cell>
          <table:table-cell/>
          <table:table-cell table:style-name="ce57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2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1" table:content-validation-name="val85" office:value-type="float" office:value="10" calcext:value-type="float">
            <text:p>10</text:p>
          </table:table-cell>
          <table:table-cell table:style-name="ce561" table:content-validation-name="val94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598" table:content-validation-name="val100" table:formula="of:=[.C4]+[.D4]" office:value-type="float" office:value="15" calcext:value-type="float">
            <text:p>15</text:p>
          </table:table-cell>
          <table:table-cell/>
          <table:table-cell table:style-name="ce57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0" table:content-validation-name="val123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0" office:value-type="float" office:value="0" calcext:value-type="float">
            <text:p>0</text:p>
          </table:table-cell>
          <table:table-cell table:style-name="ce561" table:content-validation-name="val85" office:value-type="float" office:value="20" calcext:value-type="float">
            <text:p>20</text:p>
          </table:table-cell>
          <table:table-cell table:style-name="ce561" table:content-validation-name="val95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598" table:content-validation-name="val101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0" office:value-type="float" office:value="0" calcext:value-type="float">
            <text:p>0</text:p>
          </table:table-cell>
          <table:table-cell table:style-name="ce561" table:content-validation-name="val85" office:value-type="float" office:value="120" calcext:value-type="float">
            <text:p>120</text:p>
          </table:table-cell>
          <table:table-cell table:style-name="ce561" table:content-validation-name="val96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598" table:content-validation-name="val102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7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1" office:value-type="float" office:value="0" calcext:value-type="float">
            <text:p>0</text:p>
          </table:table-cell>
          <table:table-cell table:style-name="ce561" table:content-validation-name="val86" table:formula="of:=[KP_tablazat.K17]" office:value-type="float" office:value="-30" calcext:value-type="float">
            <text:p>-30</text:p>
          </table:table-cell>
          <table:table-cell table:style-name="ce235" table:content-validation-name="val97" table:formula="of:=2*[Tulajdonságok_képzettségek.C24]" office:value-type="float" office:value="0" calcext:value-type="float">
            <text:p>0</text:p>
          </table:table-cell>
          <table:table-cell table:style-name="ce598" table:content-validation-name="val103" table:formula="of:=[.C8]+[.B8]+[.D8]" office:value-type="float" office:value="-30" calcext:value-type="float">
            <text:p>-30</text:p>
          </table:table-cell>
          <table:table-cell/>
          <table:table-cell table:style-name="ce57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0" table:content-validation-name="val124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7" table:formula="of:=[Tulajdonságok_képzettségek.E10]" office:value-type="float" office:value="850" calcext:value-type="float">
            <text:p>850</text:p>
          </table:table-cell>
          <table:table-cell/>
          <table:table-cell table:style-name="ce578" office:value-type="string" calcext:value-type="string">
            <text:p>KP HM-re:</text:p>
          </table:table-cell>
          <table:table-cell table:style-name="ce361" table:content-validation-name="val104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78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5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4"/>
          <table:table-cell table:style-name="ce504" table:number-columns-spanned="6" table:number-rows-spanned="1"/>
          <table:covered-table-cell table:number-columns-repeated="5" table:style-name="ce504"/>
          <table:table-cell table:style-name="ce504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2" table:content-validation-name="val87" office:value-type="string" calcext:value-type="string">
            <text:p>Szint</text:p>
          </table:table-cell>
          <table:table-cell table:style-name="ce562" office:value-type="string" calcext:value-type="string">
            <text:p>KÉ</text:p>
          </table:table-cell>
          <table:table-cell table:style-name="ce562" office:value-type="string" calcext:value-type="string">
            <text:p>TÉ/CÉ</text:p>
          </table:table-cell>
          <table:table-cell table:style-name="ce562" office:value-type="string" calcext:value-type="string">
            <text:p>VÉ</text:p>
          </table:table-cell>
          <table:table-cell table:style-name="ce562" table:content-validation-name="val109" office:value-type="string" calcext:value-type="string">
            <text:p>Sebesség</text:p>
          </table:table-cell>
          <table:table-cell table:style-name="ce56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7" table:formula="of:=[Tulajdonságok_képzettségek.$J16]" office:value-type="float" office:value="0" calcext:value-type="float">
            <text:p>0</text:p>
          </table:table-cell>
          <table:table-cell table:style-name="ce348" table:content-validation-name="val37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7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7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9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7" office:value-type="string" calcext:value-type="string" table:number-columns-spanned="2" table:number-rows-spanned="1">
            <text:p>-</text:p>
          </table:table-cell>
          <table:covered-table-cell table:style-name="ce409" table:content-validation-name="val37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7" table:formula="of:=[Tulajdonságok_képzettségek.$J17]" office:value-type="float" office:value="0" calcext:value-type="float">
            <text:p>0</text:p>
          </table:table-cell>
          <table:table-cell table:style-name="ce348" table:content-validation-name="val37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7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7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9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7" office:value-type="string" calcext:value-type="string" table:number-columns-spanned="2" table:number-rows-spanned="1">
            <text:p>-</text:p>
          </table:table-cell>
          <table:covered-table-cell table:style-name="ce409" table:content-validation-name="val37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7" table:formula="of:=[Tulajdonságok_képzettségek.$J18]" office:value-type="float" office:value="0" calcext:value-type="float">
            <text:p>0</text:p>
          </table:table-cell>
          <table:table-cell table:style-name="ce348" table:content-validation-name="val37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7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7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9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7" office:value-type="string" calcext:value-type="string" table:number-columns-spanned="2" table:number-rows-spanned="1">
            <text:p>-</text:p>
          </table:table-cell>
          <table:covered-table-cell table:style-name="ce409" table:content-validation-name="val37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7" table:formula="of:=[Tulajdonságok_képzettségek.$J19]" office:value-type="float" office:value="0" calcext:value-type="float">
            <text:p>0</text:p>
          </table:table-cell>
          <table:table-cell table:style-name="ce348" table:content-validation-name="val37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7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7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9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7" office:value-type="string" calcext:value-type="string" table:number-columns-spanned="2" table:number-rows-spanned="1">
            <text:p>-</text:p>
          </table:table-cell>
          <table:covered-table-cell table:style-name="ce409" table:content-validation-name="val37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7" table:formula="of:=[Tulajdonságok_képzettségek.$J20]" office:value-type="float" office:value="0" calcext:value-type="float">
            <text:p>0</text:p>
          </table:table-cell>
          <table:table-cell table:style-name="ce348" table:content-validation-name="val37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7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7" office:value-type="string" calcext:value-type="string">
            <text:p>-</text:p>
          </table:table-cell>
          <table:table-cell table:style-name="ce348" table:content-validation-name="val109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7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7" table:formula="of:=[Tulajdonságok_képzettségek.$J21]" office:value-type="float" office:value="0" calcext:value-type="float">
            <text:p>0</text:p>
          </table:table-cell>
          <table:table-cell table:style-name="ce348" table:content-validation-name="val37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7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7" office:value-type="string" calcext:value-type="string">
            <text:p>-</text:p>
          </table:table-cell>
          <table:table-cell table:style-name="ce348" table:content-validation-name="val109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7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7" table:formula="of:=[Tulajdonságok_képzettségek.$J22]" office:value-type="float" office:value="0" calcext:value-type="float">
            <text:p>0</text:p>
          </table:table-cell>
          <table:table-cell table:style-name="ce348" table:content-validation-name="val37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7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7" office:value-type="string" calcext:value-type="string">
            <text:p>-</text:p>
          </table:table-cell>
          <table:table-cell table:style-name="ce348" table:content-validation-name="val109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7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7" table:formula="of:=[Tulajdonságok_képzettségek.$J23]" office:value-type="float" office:value="0" calcext:value-type="float">
            <text:p>0</text:p>
          </table:table-cell>
          <table:table-cell table:style-name="ce348" table:content-validation-name="val37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7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7" office:value-type="string" calcext:value-type="string">
            <text:p>-</text:p>
          </table:table-cell>
          <table:table-cell table:style-name="ce348" table:content-validation-name="val109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7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4" table:number-columns-spanned="9" table:number-rows-spanned="1"/>
          <table:covered-table-cell table:number-columns-repeated="7" table:style-name="ce504"/>
          <table:covered-table-cell table:style-name="ce410"/>
          <table:table-cell table:style-name="ce50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8"/>
          <table:covered-table-cell table:number-columns-repeated="5" table:style-name="ce337"/>
          <table:covered-table-cell table:style-name="ce538"/>
          <table:covered-table-cell table:style-name="ce625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508" table:content-validation-name="val61" office:value-type="string" calcext:value-type="string">
            <text:p>Fegyver</text:p>
          </table:table-cell>
          <table:table-cell table:style-name="ce317" table:content-validation-name="val61" office:value-type="string" calcext:value-type="string">
            <text:p>Sebesség</text:p>
          </table:table-cell>
          <table:table-cell table:style-name="ce338" table:content-validation-name="val88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25" office:value-type="string" calcext:value-type="string">
            <text:p>SP</text:p>
          </table:table-cell>
          <table:table-cell table:style-name="ce625" office:value-type="string" calcext:value-type="string" table:number-columns-spanned="2" table:number-rows-spanned="1">
            <text:p>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293" table:content-validation-name="val71" office:value-type="string" calcext:value-type="string">
            <text:p>Puszta kéz</text:p>
          </table:table-cell>
          <table:table-cell table:style-name="ce318" table:content-validation-name="val8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9" office:value-type="float" office:value="0" calcext:value-type="float">
            <text:p>0</text:p>
          </table:table-cell>
          <table:table-cell table:style-name="ce569" table:content-validation-name="val37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9" table:content-validation-name="val37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9" table:content-validation-name="val37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9" table:content-validation-name="val11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8" table:number-columns-repeated="4"/>
          <table:table-cell table:number-columns-repeated="241"/>
        </table:table-row>
        <table:table-row table:style-name="ro1">
          <table:table-cell table:style-name="ce511" table:content-validation-name="val72" office:value-type="string" calcext:value-type="string">
            <text:p><text:s/>__</text:p>
          </table:table-cell>
          <table:table-cell table:style-name="ce318" table:content-validation-name="val8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9" office:value-type="float" office:value="0" calcext:value-type="float">
            <text:p>0</text:p>
          </table:table-cell>
          <table:table-cell table:style-name="ce569" table:content-validation-name="val37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47" table:content-validation-name="val6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58"/>
          <table:table-cell table:style-name="Default" table:number-columns-repeated="3"/>
          <table:table-cell table:style-name="ce618"/>
          <table:table-cell table:number-columns-repeated="241"/>
        </table:table-row>
        <table:table-row table:style-name="ro7">
          <table:table-cell table:style-name="ce513" table:content-validation-name="val72" office:value-type="string" calcext:value-type="string">
            <text:p><text:s/>__</text:p>
          </table:table-cell>
          <table:table-cell table:style-name="ce318" table:content-validation-name="val8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9" office:value-type="float" office:value="0" calcext:value-type="float">
            <text:p>0</text:p>
          </table:table-cell>
          <table:table-cell table:style-name="ce569" table:content-validation-name="val37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4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511" table:content-validation-name="val72" office:value-type="string" calcext:value-type="string">
            <text:p><text:s/>__</text:p>
          </table:table-cell>
          <table:table-cell table:style-name="ce318" table:content-validation-name="val8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9" office:value-type="float" office:value="0" calcext:value-type="float">
            <text:p>0</text:p>
          </table:table-cell>
          <table:table-cell table:style-name="ce569" table:content-validation-name="val37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4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511" table:content-validation-name="val72" office:value-type="string" calcext:value-type="string">
            <text:p><text:s/>__</text:p>
          </table:table-cell>
          <table:table-cell table:style-name="ce318" table:content-validation-name="val8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9" office:value-type="float" office:value="0" calcext:value-type="float">
            <text:p>0</text:p>
          </table:table-cell>
          <table:table-cell table:style-name="ce569" table:content-validation-name="val37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4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7">
          <table:table-cell table:style-name="ce511" table:content-validation-name="val72" office:value-type="string" calcext:value-type="string">
            <text:p><text:s/>__</text:p>
          </table:table-cell>
          <table:table-cell table:style-name="ce318" table:content-validation-name="val8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9" office:value-type="float" office:value="0" calcext:value-type="float">
            <text:p>0</text:p>
          </table:table-cell>
          <table:table-cell table:style-name="ce569" table:content-validation-name="val37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4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610" office:value-type="string" calcext:value-type="string">
            <text:p>Erőbónusz</text:p>
          </table:table-cell>
          <table:table-cell table:style-name="ce626" table:content-validation-name="val112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508" table:content-validation-name="val73" office:value-type="string" calcext:value-type="string">
            <text:p>Távolsági fegyver</text:p>
          </table:table-cell>
          <table:table-cell table:style-name="ce317" table:content-validation-name="val61" office:value-type="string" calcext:value-type="string">
            <text:p>Sebesség</text:p>
          </table:table-cell>
          <table:table-cell table:style-name="ce338" table:content-validation-name="val88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25" office:value-type="string" calcext:value-type="string">
            <text:p>SP</text:p>
          </table:table-cell>
          <table:table-cell table:style-name="ce625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11" table:content-validation-name="val74" office:value-type="string" calcext:value-type="string">
            <text:p><text:s/>__</text:p>
          </table:table-cell>
          <table:table-cell table:style-name="ce318" table:content-validation-name="val8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9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9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9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13" table:content-validation-name="val75" office:value-type="string" calcext:value-type="string">
            <text:p><text:s/>__</text:p>
          </table:table-cell>
          <table:table-cell table:style-name="ce318" table:content-validation-name="val8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9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9" table:content-validation-name="val37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9" table:content-validation-name="val11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8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6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8" table:content-validation-name="val83"/>
          <table:table-cell table:style-name="ce341" table:content-validation-name="val90" office:value-type="string" calcext:value-type="string">
            <text:p>Tám/kör</text:p>
          </table:table-cell>
          <table:table-cell table:style-name="ce508" office:value-type="string" calcext:value-type="string">
            <text:p>KÉ</text:p>
          </table:table-cell>
          <table:table-cell table:style-name="ce508" office:value-type="string" calcext:value-type="string">
            <text:p>TÉ/CÉ</text:p>
          </table:table-cell>
          <table:table-cell table:style-name="ce508" office:value-type="string" calcext:value-type="string">
            <text:p>VÉ/Osztó</text:p>
          </table:table-cell>
          <table:table-cell table:style-name="ce62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8" table:content-validation-name="val6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3"/>
          <table:table-cell table:style-name="ce569" table:content-validation-name="val91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50" table:content-validation-name="val77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2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8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8"/>
          <table:table-cell table:style-name="ce569" table:content-validation-name="val91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[.G26]" office:value-type="string" office:string-value="N/A" calcext:value-type="string">
            <text:p>N/A</text:p>
          </table:table-cell>
          <table:table-cell table:style-name="ce65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8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8"/>
          <table:table-cell table:style-name="ce569" table:content-validation-name="val91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[.G27]" office:value-type="string" office:string-value="N/A" calcext:value-type="string">
            <text:p>N/A</text:p>
          </table:table-cell>
          <table:table-cell table:style-name="ce65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8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8"/>
          <table:table-cell table:style-name="ce569" table:content-validation-name="val91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[.G28]" office:value-type="string" office:string-value="N/A" calcext:value-type="string">
            <text:p>N/A</text:p>
          </table:table-cell>
          <table:table-cell table:style-name="ce650" table:number-columns-spanned="2" table:number-rows-spanned="1"/>
          <table:covered-table-cell table:style-name="ce411"/>
          <table:table-cell/>
          <table:table-cell table:style-name="ce624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8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8"/>
          <table:table-cell table:style-name="ce569" table:content-validation-name="val91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[.G29]" office:value-type="string" office:string-value="N/A" calcext:value-type="string">
            <text:p>N/A</text:p>
          </table:table-cell>
          <table:table-cell table:style-name="ce65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8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8"/>
          <table:table-cell table:style-name="ce569" table:content-validation-name="val91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32" table:content-validation-name="val111" table:formula="of:=[.G30]" office:value-type="string" office:string-value="N/A" calcext:value-type="string">
            <text:p>N/A</text:p>
          </table:table-cell>
          <table:table-cell table:style-name="ce65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8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8"/>
          <table:table-cell table:style-name="ce343" table:content-validation-name="val91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1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8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8"/>
          <table:table-cell table:style-name="ce344" table:content-validation-name="val91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1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5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05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69" table:number-columns-spanned="3" table:number-rows-spanned="1"/>
          <table:covered-table-cell table:number-columns-repeated="2" table:style-name="ce650"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9" table:content-validation-name="val115"/>
          <table:covered-table-cell table:style-name="ce650"/>
          <table:covered-table-cell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4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2"/>
          <table:table-cell table:style-name="ce355" office:value-type="float" office:value="0" calcext:value-type="float">
            <text:p>0</text:p>
          </table:table-cell>
          <table:table-cell table:style-name="ce364" table:content-validation-name="val106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0" table:formula="of:=VLOOKUP([.$B$49];pajzsok;3;0)" office:value-type="float" office:value="0" calcext:value-type="float">
            <text:p>0</text:p>
          </table:table-cell>
          <table:table-cell table:style-name="ce63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4"/>
          <table:table-cell table:style-name="ce504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7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20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4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8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1"/>
          <table:covered-table-cell table:style-name="ce426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8" office:value-type="string" calcext:value-type="string">
            <text:p>-</text:p>
          </table:table-cell>
          <table:table-cell table:style-name="ce389" table:content-validation-name="val119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403" table:content-validation-name="val121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427" table:content-validation-name="val126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1"/>
          <table:table-cell table:style-name="ce331"/>
          <table:table-cell table:style-name="ce53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719"/>
        <table:table-column table:style-name="co34" table:default-cell-style-name="Default"/>
        <table:table-column table:style-name="co35" table:default-cell-style-name="Default"/>
        <table:table-column table:style-name="co36" table:default-cell-style-name="ce719"/>
        <table:table-column table:style-name="co37" table:default-cell-style-name="ce719"/>
        <table:table-column table:style-name="co38" table:default-cell-style-name="ce719"/>
        <table:table-column table:style-name="co39" table:default-cell-style-name="Default"/>
        <table:table-column table:style-name="co40" table:default-cell-style-name="ce719"/>
        <table:table-column table:style-name="co41" table:default-cell-style-name="Default"/>
        <table:table-column table:style-name="co42" table:default-cell-style-name="ce719"/>
        <table:table-column table:style-name="co43" table:default-cell-style-name="ce719"/>
        <table:table-column table:style-name="co23" table:default-cell-style-name="ce719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7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9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7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7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7" office:value-type="float" office:value="4" calcext:value-type="float">
            <text:p>4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863" table:content-validation-name="val37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3"/>
          <table:covered-table-cell table:style-name="ce711" table:content-validation-name="val53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7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3"/>
          <table:covered-table-cell table:style-name="ce383" table:content-validation-name="val53"/>
          <table:table-cell table:style-name="ce714" table:content-validation-name="val59" office:value-type="float" office:value="0" calcext:value-type="float">
            <text:p>0</text:p>
          </table:table-cell>
          <table:table-cell table:style-name="ce278" table:content-validation-name="val37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7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7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7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7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7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7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7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7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7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7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7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71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8"/>
          <table:table-cell table:style-name="ce71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8"/>
          <table:table-cell table:style-name="ce718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718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29" table:number-columns-spanned="4" table:number-rows-spanned="1"/>
          <table:covered-table-cell table:number-columns-repeated="3" table:style-name="ce729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29" table:number-columns-spanned="4" table:number-rows-spanned="1"/>
          <table:covered-table-cell table:number-columns-repeated="3" table:style-name="ce729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1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style-name="ce887"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table:table-row table:style-name="ro12">
          <table:table-cell table:content-validation-name="val61" table:number-columns-spanned="13" table:number-rows-spanned="1"/>
          <table:covered-table-cell table:number-columns-repeated="2" table:style-name="ce719" table:content-validation-name="val61"/>
          <table:covered-table-cell table:number-columns-repeated="3" table:content-validation-name="val61"/>
          <table:covered-table-cell table:style-name="ce719" table:content-validation-name="val61"/>
          <table:covered-table-cell table:content-validation-name="val61"/>
          <table:covered-table-cell table:style-name="ce719" table:content-validation-name="val61"/>
          <table:covered-table-cell table:number-columns-repeated="3" table:content-validation-name="val61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4" table:default-cell-style-name="ce1023"/>
        <table:table-column table:style-name="co45" table:default-cell-style-name="ce1031"/>
        <table:table-column table:style-name="co12" table:number-columns-repeated="254" table:default-cell-style-name="ce1023"/>
        <table:table-row table:style-name="ro13">
          <table:table-cell table:style-name="ce1021" office:value-type="string" calcext:value-type="string">
            <text:p>Karakter pontok (KP) elosztása</text:p>
            <text:p/>
          </table:table-cell>
          <table:table-cell table:style-name="ce1029"/>
          <table:table-cell table:style-name="ce1038" table:number-columns-repeated="254"/>
        </table:table-row>
        <table:table-row table:style-name="ro14">
          <table:table-cell table:style-name="ce658"/>
          <table:table-cell table:style-name="ce1030" office:value-type="string" calcext:value-type="string">
            <text:p><text:span text:style-name="T18">→ </text:span><text:span text:style-name="T19">KP = 150 + (T.sz  x (100 + (2 x Intelligencia)))  + (T.sz. X (4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2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32" office:value-type="string" calcext:value-type="string">
            <text:p><text:span text:style-name="T20">→Egy primer képzettség értéke legfeljebb (szint+3) lehet</text:span></text:p>
            <text:p><text:span text:style-name="T20">→Egy szekunder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2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35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24" table:number-columns-repeated="256"/>
        </table:table-row>
        <table:table-row table:style-name="ro15">
          <table:table-cell table:style-name="ce1022" office:value-type="string" calcext:value-type="string">
            <text:p>Harcérték módosítók (HM)</text:p>
            <text:p/>
          </table:table-cell>
          <table:table-cell table:style-name="ce1024"/>
          <table:table-cell table:number-columns-repeated="254"/>
        </table:table-row>
        <table:table-row table:style-name="ro16">
          <table:table-cell/>
          <table:table-cell table:style-name="ce1030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30"/>
          <table:table-cell table:number-columns-repeated="254"/>
        </table:table-row>
        <table:table-row table:style-name="ro18">
          <table:table-cell table:style-name="ce102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30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2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32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27"/>
          <table:table-cell table:style-name="ce1036"/>
          <table:table-cell table:style-name="ce1027" table:number-columns-repeated="254"/>
        </table:table-row>
        <table:table-row table:style-name="ro1">
          <table:table-cell table:style-name="ce1028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37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6" table:default-cell-style-name="ce1041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39" office:value-type="string" calcext:value-type="string">
            <text:p>V8.1.2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Vértviselet bekerült a fix fortélyok közé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rőbónusz ismét beszámolva a fegyverek értékeibe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1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x szint: 21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Alap: 150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/Szint: 100 + (2x Intelligencia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ekunder KP/Szint: 40 + (2x Emlékezet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1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nőver Pontok (MP) számításába beleszámoljuk HM/10 értéket is. Új oszlop a Harcmodoroknál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anőver nehézsége oszlop már érték ellenőrzött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rőbónusz nem automatikusan számolódik be, bekerült a fegyverek alá, leírássa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átterek átkerült a „Tartalék” lap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egyverek táblázatban a fegyver kommenteket is beszúrj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nél: hatótáv; + fegyver kommen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lsődleges nyelv és másodlagos nyelv (Pyarroni és második helyett)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Az 1.nyelvre: +6 bónusz; 2.nyelvre: +3 bónusz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arci Akrobatika bónuszai kiszedve az alap harcértékekből, új sorba kerültek – a fegyverek alá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Plusz egy sor az Életerő táblázatb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GT csökkentő/növelő bónuszhoz felugró magyaráza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5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P/szint: 100-ra csökkent 120-ró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maradt warning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 választó sorában az oszlophivatkozások javítv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Rengeteg hajító és lőfegyver értéké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élfegyverek értékei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ismeretekre költött össz KP képlet hivatkozásainak javítés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túllépés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Írástudó fortély ingyenes ha van Tradíció minimum 3.szinten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peciális (részben ingyenes) képzettségek szétválasztása Átlagos és Könnyű kategóriák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0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3" office:value-type="string" calcext:value-type="string">
            <text:p>* Fix: Tradíció képzettség KP-i nem számítottak bele a primer költésbe (rossz cellahivatkozás)</text:p>
          </table:table-cell>
          <table:table-cell table:style-name="ce1052" table:number-columns-repeated="1023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4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45" office:value-type="string" calcext:value-type="string">
            <text:p>* Javítás: a képzettségek nem foka, hanem szintje van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Minden kiemelt cellához Érvényesség vizsgálat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inttúlépés ellenőrzés javítása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VÉGRE: A képzettségbónusz megfelelő kezelése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abályok munkalapon más betűkészlet (ékezet gondok voltak)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4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na korlát eltörl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 tradíciók: 50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-be ismét beszámít a TSZ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értékeinek automatikus kiszám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Nincs korlátozva a max vásárolható mana po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: 80KP (eddig 70 vol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egyver táblázatba bekerült: MF oszlop (Mesterfegyver foka az adott fegyverre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ámadási típus bekerült (szúró/vágó/zúzó) a fegyverek táblázatáb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Össz ÉP kiszámolása (Harcértékek oldal alja (Sebesülés táblázat teteje)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 számítás javítva + KÉ-re már nem adható HM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VÉ csökkenés plusz sor sok hellye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É-be az Önuralom számít! Javít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rcmodorokhoz új oszlop: Sebessé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ájdalomtűrés próbák módosulta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harcmodor törölv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ortély cellák átalak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 = 70 + Intelligenci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+6-os tulajdonságok pontértéke beír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ulajdonságok: Önuralom, Fogékonysá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x egyfajta HM hiba jav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bekerült a Harcmodorok közé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ψP = 2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MP = 3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pró javításo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jításnak, Íjászatnak, Lövészetnek is van KÉ-j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Átszervezett Harcétékek oldal. Jobb helykihasználás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ülön CHM (CÉ-HM) (max 4CHM/Szin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CHM = 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Egy harcérték alapra max 5/szi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5HM-&gt;3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4HM-&gt;2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3HM-&gt;1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table:number-columns-repeated="2"/>
          <table:table-cell table:style-name="ce1055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szí bekerült, 1 HM=4KP, Max HM/szint=8, 1MP=4KP, 1Pp=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Javítások, Fortélyok táblázat átrendez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Fegyverek harcértékei, Teljes fegyveres harcértékek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eterő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ajzsok, vértek, SFÉ tábláza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ágia és Pszi fül: egyszerűbb, átláthatóbb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őfej és élőláb kikapcs, ez plusz hely.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eljes átstruktúrálás, hogy nyomtatható legyen, ne lógjon ki 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sehol a nyomtatási képbő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7" table:default-cell-style-name="ce22"/>
        <table:table-column table:style-name="co48" table:default-cell-style-name="ce22"/>
        <table:table-column table:style-name="co12" table:number-columns-repeated="4" table:default-cell-style-name="ce22"/>
        <table:table-column table:style-name="co49" table:default-cell-style-name="ce22"/>
        <table:table-column table:style-name="co50" table:default-cell-style-name="ce22"/>
        <table:table-column table:style-name="co12" table:number-columns-repeated="5" table:default-cell-style-name="ce22"/>
        <table:table-column table:style-name="co12" table:default-cell-style-name="ce618"/>
        <table:table-column table:style-name="co51" table:default-cell-style-name="ce22"/>
        <table:table-column table:style-name="co12" table:number-columns-repeated="241" table:default-cell-style-name="ce22"/>
        <table:table-row table:style-name="ro1">
          <table:table-cell table:style-name="ce1056"/>
          <table:table-cell table:style-name="ce1063" office:value-type="string" calcext:value-type="string">
            <text:p>Fegyver</text:p>
          </table:table-cell>
          <table:table-cell table:style-name="ce1080" office:value-type="string" calcext:value-type="string">
            <text:p>Típus</text:p>
          </table:table-cell>
          <table:table-cell table:style-name="ce1063" office:value-type="string" calcext:value-type="string">
            <text:p>SP</text:p>
          </table:table-cell>
          <table:table-cell table:style-name="ce1165" office:value-type="string" calcext:value-type="string">
            <text:p>Sebzés módja</text:p>
          </table:table-cell>
          <table:table-cell table:style-name="ce1221" office:value-type="string" calcext:value-type="string">
            <text:p>Átütés</text:p>
          </table:table-cell>
          <table:table-cell table:style-name="ce1221" office:value-type="string" calcext:value-type="string">
            <text:p>Íves</text:p>
          </table:table-cell>
          <table:table-cell table:style-name="ce1227" office:value-type="string" calcext:value-type="string">
            <text:p>1,5 kezes</text:p>
          </table:table-cell>
          <table:table-cell table:style-name="ce1221" office:value-type="string" calcext:value-type="string">
            <text:p>Pengehossz</text:p>
          </table:table-cell>
          <table:table-cell table:style-name="ce1221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1221" office:value-type="string" calcext:value-type="string">
            <text:p>Sebesség</text:p>
          </table:table-cell>
          <table:table-cell table:style-name="ce1080" office:value-type="string" calcext:value-type="string">
            <text:p>Harcmodor</text:p>
          </table:table-cell>
          <table:table-cell table:style-name="ce1261" office:value-type="string" calcext:value-type="string">
            <text:p>Megjegyzés</text:p>
          </table:table-cell>
          <table:table-cell table:style-name="ce1056" table:number-columns-repeated="241"/>
        </table:table-row>
        <table:table-row table:style-name="ro1">
          <table:table-cell table:style-name="ce1057" office:value-type="string" calcext:value-type="string">
            <text:p>Közelharci fegyverek</text:p>
          </table:table-cell>
          <table:table-cell table:style-name="ce1064" office:value-type="string" calcext:value-type="string">
            <text:p><text:s/>__</text:p>
          </table:table-cell>
          <table:table-cell table:style-name="ce1081"/>
          <table:table-cell table:style-name="ce1081" office:value-type="string" calcext:value-type="string">
            <text:p>x</text:p>
          </table:table-cell>
          <table:table-cell table:number-columns-repeated="2" table:style-name="ce1064" office:value-type="string" calcext:value-type="string">
            <text:p>x</text:p>
          </table:table-cell>
          <table:table-cell table:style-name="ce1064"/>
          <table:table-cell table:style-name="ce1228"/>
          <table:table-cell table:number-columns-repeated="3" table:style-name="ce1064" office:value-type="string" calcext:value-type="string">
            <text:p>x</text:p>
          </table:table-cell>
          <table:table-cell table:number-columns-repeated="2" table:style-name="ce1235" office:value-type="string" calcext:value-type="string">
            <text:p>x</text:p>
          </table:table-cell>
          <table:table-cell table:style-name="ce1064" table:number-columns-repeated="2"/>
          <table:table-cell table:style-name="ce1285" table:number-columns-repeated="241"/>
        </table:table-row>
        <table:table-row table:style-name="ro22">
          <table:table-cell/>
          <table:table-cell table:style-name="ce1065" office:value-type="string" calcext:value-type="string">
            <text:p>Puszta kéz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-5" calcext:value-type="float">
            <text:p>-5</text:p>
          </table:table-cell>
          <table:table-cell table:style-name="ce1082" office:value-type="string" calcext:value-type="string">
            <text:p>Z</text:p>
          </table:table-cell>
          <table:table-cell table:number-columns-repeated="2" table:style-name="ce1082" office:value-type="float" office:value="0" calcext:value-type="float">
            <text:p>0</text:p>
          </table:table-cell>
          <table:table-cell table:style-name="ce1229"/>
          <table:table-cell table:style-name="ce1082" office:value-type="float" office:value="0" calcext:value-type="float">
            <text:p>0</text:p>
          </table:table-cell>
          <table:table-cell table:number-columns-repeated="3" table:style-name="ce1082" office:value-type="float" office:value="-10" calcext:value-type="float">
            <text:p>-10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Béltépő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Dzsambi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Garott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string" calcext:value-type="string">
            <text:p>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spec.</text:p>
          </table:table-cell>
          <table:table-cell table:number-columns-repeated="3"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-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risz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Levéltőr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1" calcext:value-type="float">
            <text:p>1</text:p>
          </table:table-cell>
          <table:table-cell table:style-name="ce1108" office:value-type="string" calcext:value-type="string">
            <text:p>S/V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float" office:value="4" calcext:value-type="float">
            <text:p>4</text:p>
          </table:table-cell>
          <table:table-cell table:number-columns-repeated="2"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kolatgomb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éregfog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1" calcext:value-type="float">
            <text:p>1</text:p>
          </table:table-cell>
          <table:table-cell table:number-columns-repeated="2" table:style-name="ce1108" office:value-type="float" office:value="3" calcext:value-type="float">
            <text:p>3</text:p>
          </table:table-cell>
          <table:table-cell table:style-name="ce1108"/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Pugos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Ramier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3" calcext:value-type="float">
            <text:p>3</text:p>
          </table:table-cell>
          <table:table-cell table:number-columns-repeated="3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hárít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Tőr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ököl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, páncélszúró</text:p>
          </table:table-cell>
          <table:table-cell table:style-name="ce1085" office:value-type="string" calcext:value-type="string">
            <text:p>egy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0" calcext:value-type="float">
            <text:p>0</text:p>
          </table:table-cell>
          <table:table-cell table:style-name="ce1230"/>
          <table:table-cell table:style-name="ce1085" office:value-type="string" calcext:value-type="string">
            <text:p>1 penge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/>
          <table:table-cell table:style-name="ce1255" office:value-type="string" calcext:value-type="string">
            <text:p>közelharc</text:p>
          </table:table-cell>
          <table:table-cell table:style-name="ce12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Sla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Vasököl / páncélkesztyű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float" office:value="0" calcext:value-type="float">
            <text:p>0</text:p>
          </table:table-cell>
          <table:table-cell table:number-columns-repeated="3" table:style-name="ce1087" office:value-type="float" office:value="-7" calcext:value-type="float">
            <text:p>-7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özelharc</text:p>
          </table:table-cell>
          <table:table-cell table:style-name="ce126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057" office:value-type="string" calcext:value-type="string">
            <text:p>Kardvívó fegyverek</text:p>
          </table:table-cell>
          <table:table-cell table:style-name="ce1065" office:value-type="string" calcext:value-type="string">
            <text:p>Kard, dzsenn szablya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4" calcext:value-type="float">
            <text:p>4</text:p>
          </table:table-cell>
          <table:table-cell table:style-name="ce1082" office:value-type="string" calcext:value-type="string">
            <text:p>V/S</text:p>
          </table:table-cell>
          <table:table-cell table:style-name="ce1082" office:value-type="float" office:value="0" calcext:value-type="float">
            <text:p>0</text:p>
          </table:table-cell>
          <table:table-cell table:style-name="ce1082" office:value-type="float" office:value="1" calcext:value-type="float">
            <text:p>1</text:p>
          </table:table-cell>
          <table:table-cell table:style-name="ce1229"/>
          <table:table-cell table:style-name="ce1082" office:value-type="string" calcext:value-type="string">
            <text:p>1 penge</text:p>
          </table:table-cell>
          <table:table-cell table:style-name="ce1082" office:value-type="float" office:value="8" calcext:value-type="float">
            <text:p>8</text:p>
          </table:table-cell>
          <table:table-cell table:number-columns-repeated="2" table:style-name="ce1082" office:value-type="float" office:value="15" calcext:value-type="float">
            <text:p>15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emreli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number-columns-repeated="2" table:style-name="ce1084" office:value-type="float" office:value="13" calcext:value-type="float">
            <text:p>13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/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fejvadász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handzsá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iequa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S/V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osszú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169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jatagá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169" office:value-type="string" calcext:value-type="string">
            <text:p><text:span text:style-name="T34"> </text:span><text:span text:style-name="T35">V/S</text:span>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20" calcext:value-type="float">
            <text:p>20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hossa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169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5" calcext:value-type="float">
            <text:p>5</text:p>
          </table:table-cell>
          <table:table-cell table:number-columns-repeated="2" table:style-name="ce1084" office:value-type="float" office:value="11" calcext:value-type="float">
            <text:p>11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a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ovag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ard, másfél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mester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8" calcext:value-type="float">
            <text:p>18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Pu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9" calcext:value-type="float">
            <text:p>19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Slan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11" calcext:value-type="float">
            <text:p>11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csata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23" calcext:value-type="float">
            <text:p>23</text:p>
          </table:table-cell>
          <table:table-cell table:style-name="ce1084" office:value-type="float" office:value="17" calcext:value-type="float">
            <text:p>17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szably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a-sequor </text:p>
          </table:table-cell>
          <table:table-cell table:style-name="ce1084" office:value-type="string" calcext:value-type="string">
            <text:p>két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84" office:value-type="float" office:value="1" calcext:value-type="float">
            <text:p>1</text:p>
          </table:table-cell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eneth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Predoci egyeneskard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Sequor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7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068" office:value-type="string" calcext:value-type="string">
            <text:p>Tőrkard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S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string" calcext:value-type="string">
            <text:p>1 penge</text:p>
          </table:table-cell>
          <table:table-cell table:style-name="ce1087" office:value-type="float" office:value="6" calcext:value-type="float">
            <text:p>6</text:p>
          </table:table-cell>
          <table:table-cell table:number-columns-repeated="2" table:style-name="ce1087" office:value-type="float" office:value="12" calcext:value-type="float">
            <text:p>12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ardvívás</text:p>
          </table:table-cell>
          <table:table-cell table:style-name="ce12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Pusztító fegyverek</text:p>
          </table:table-cell>
          <table:table-cell table:style-name="ce1065" office:value-type="string" calcext:value-type="string">
            <text:p>Bot, rövid</text:p>
          </table:table-cell>
          <table:table-cell table:style-name="ce1082" office:value-type="string" calcext:value-type="string">
            <text:p>egykezes</text:p>
          </table:table-cell>
          <table:table-cell table:style-name="ce1088" office:value-type="float" office:value="-3" calcext:value-type="float">
            <text:p>-3</text:p>
          </table:table-cell>
          <table:table-cell table:style-name="ce108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229"/>
          <table:table-cell table:style-name="ce1088" office:value-type="string" calcext:value-type="string">
            <text:p>0,5 penge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5" calcext:value-type="float">
            <text:p>5</text:p>
          </table:table-cell>
          <table:table-cell table:style-name="ce1255" office:value-type="string" calcext:value-type="string">
            <text:p>pusztítás</text:p>
          </table:table-cell>
          <table:table-cell table:style-name="ce1271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ot, furkós</text:p>
          </table:table-cell>
          <table:table-cell table:style-name="ce1084" office:value-type="string" calcext:value-type="string">
            <text:p>egykezes</text:p>
          </table:table-cell>
          <table:table-cell table:style-name="ce1089" office:value-type="float" office:value="-1" calcext:value-type="float">
            <text:p>-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9" office:value-type="string" calcext:value-type="string">
            <text:p>1 penge</text:p>
          </table:table-cell>
          <table:table-cell table:style-name="ce1089" office:value-type="float" office:value="4" calcext:value-type="float">
            <text:p>4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8" calcext:value-type="float">
            <text:p>8</text:p>
          </table:table-cell>
          <table:table-cell table:style-name="ce1089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lánco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shadleki</text:p>
          </table:table-cell>
          <table:table-cell table:style-name="ce1084" office:value-type="string" calcext:value-type="string">
            <text:p>??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/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olla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 office:value-type="string" calcext:value-type="string">
            <text:p>!</text:p>
          </table:table-cell>
          <table:table-cell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üskés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string" calcext:value-type="string">
            <text:p>!!</text:p>
          </table:table-cell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21">
          <table:table-cell/>
          <table:table-cell table:style-name="ce1066" office:value-type="string" calcext:value-type="string">
            <text:p>Csatabárd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211" office:value-type="string" calcext:value-type="string">
            <text:p>V</text:p>
            <text:p>(néha szúrás)</text:p>
          </table:table-cell>
          <table:table-cell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Csatabá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/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Csatacsákány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S?</text:p>
          </table:table-cell>
          <table:table-cell table:style-name="ce1084" office:value-type="string" calcext:value-type="string">
            <text:p>10 !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Harci kalapács</text:p>
          </table:table-cell>
          <table:table-cell table:style-name="ce1087" office:value-type="string" calcext:value-type="string">
            <text:p>??</text:p>
          </table:table-cell>
          <table:table-cell table:style-name="ce1109"/>
          <table:table-cell table:style-name="ce1090" office:value-type="string" calcext:value-type="string">
            <text:p>Z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109" table:number-columns-repeated="6"/>
          <table:table-cell table:style-name="ce1256" office:value-type="string" calcext:value-type="string">
            <text:p>pusztítás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58" office:value-type="string" calcext:value-type="string">
            <text:p>Lándzsavívó fegyverek</text:p>
          </table:table-cell>
          <table:table-cell table:style-name="ce1070" office:value-type="string" calcext:value-type="string">
            <text:p>Alabárd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S+Z/V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9" office:value-type="string" calcext:value-type="string">
            <text:p>3 penge</text:p>
          </table:table-cell>
          <table:table-cell table:style-name="ce1088" office:value-type="float" office:value="12" calcext:value-type="float">
            <text:p>12</text:p>
          </table:table-cell>
          <table:table-cell table:number-columns-repeated="2" table:style-name="ce1088" office:value-type="float" office:value="28" calcext:value-type="float">
            <text:p>28</text:p>
          </table:table-cell>
          <table:table-cell table:style-name="ce1088" office:value-type="float" office:value="8" calcext:value-type="float">
            <text:p>8</text:p>
          </table:table-cell>
          <table:table-cell table:style-name="ce1257" office:value-type="string" calcext:value-type="string">
            <text:p>lándzsavívás</text:p>
          </table:table-cell>
          <table:table-cell table:style-name="ce1272" office:value-type="string" calcext:value-type="string">
            <text:p>Talán a legjobb a páncélok ellen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Bot, hosszú</text:p>
          </table:table-cell>
          <table:table-cell table:style-name="ce1089" office:value-type="string" calcext:value-type="string">
            <text:p>két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24" calcext:value-type="float">
            <text:p>24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21">
          <table:table-cell table:style-name="ce624"/>
          <table:table-cell table:style-name="ce1071" office:value-type="string" calcext:value-type="string">
            <text:p>Lándzs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number-columns-repeated="2" table:style-name="ce1089" office:value-type="float" office:value="32" calcext:value-type="float">
            <text:p>32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21">
          <table:table-cell table:style-name="ce624"/>
          <table:table-cell table:style-name="ce1071" office:value-type="string" calcext:value-type="string">
            <text:p>Pik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4 penge</text:p>
          </table:table-cell>
          <table:table-cell table:style-name="ce1089" office:value-type="float" office:value="18" calcext:value-type="float">
            <text:p>18</text:p>
          </table:table-cell>
          <table:table-cell table:number-columns-repeated="2" table:style-name="ce1089" office:value-type="float" office:value="40" calcext:value-type="float">
            <text:p>40</text:p>
          </table:table-cell>
          <table:table-cell table:style-name="ce1089" office:value-type="float" office:value="9" calcext:value-type="float">
            <text:p>9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Szigony, egykezes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5" calcext:value-type="float">
            <text:p>5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7" calcext:value-type="float">
            <text:p>7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1">
          <table:table-cell table:style-name="ce1059"/>
          <table:table-cell table:style-name="ce1072" office:value-type="string" calcext:value-type="string">
            <text:p>Szigony, kétkezes</text:p>
          </table:table-cell>
          <table:table-cell table:style-name="ce1090" office:value-type="string" calcext:value-type="string">
            <text:p>kétkezes</text:p>
          </table:table-cell>
          <table:table-cell table:style-name="ce1090" office:value-type="float" office:value="4" calcext:value-type="float">
            <text:p>4</text:p>
          </table:table-cell>
          <table:table-cell table:style-name="ce1090" office:value-type="string" calcext:value-type="string">
            <text:p>S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string" calcext:value-type="string">
            <text:p>3 penge</text:p>
          </table:table-cell>
          <table:table-cell table:style-name="ce1090" office:value-type="float" office:value="10" calcext:value-type="float">
            <text:p>10</text:p>
          </table:table-cell>
          <table:table-cell table:style-name="ce1090" office:value-type="float" office:value="22" calcext:value-type="float">
            <text:p>22</text:p>
          </table:table-cell>
          <table:table-cell table:style-name="ce1090" office:value-type="float" office:value="26" calcext:value-type="float">
            <text:p>26</text:p>
          </table:table-cell>
          <table:table-cell table:style-name="ce1090" office:value-type="float" office:value="8" calcext:value-type="float">
            <text:p>8</text:p>
          </table:table-cell>
          <table:table-cell table:style-name="ce1258" office:value-type="string" calcext:value-type="string">
            <text:p>lándzsavívás</text:p>
          </table:table-cell>
          <table:table-cell table:style-name="ce10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60"/>
          <table:table-cell table:style-name="ce1060" office:value-type="string" calcext:value-type="string">
            <text:p>Fegyver</text:p>
          </table:table-cell>
          <table:table-cell table:style-name="ce1091" office:value-type="string" calcext:value-type="string">
            <text:p>Forgatás módja</text:p>
          </table:table-cell>
          <table:table-cell table:style-name="ce1060" office:value-type="string" calcext:value-type="string">
            <text:p>SP</text:p>
          </table:table-cell>
          <table:table-cell table:style-name="ce1091" office:value-type="string" calcext:value-type="string">
            <text:p>Sebzés módja</text:p>
          </table:table-cell>
          <table:table-cell table:style-name="ce1060" office:value-type="string" calcext:value-type="string">
            <text:p>Átütés</text:p>
          </table:table-cell>
          <table:table-cell table:style-name="ce1060" table:number-columns-repeated="2"/>
          <table:table-cell table:style-name="ce1060" office:value-type="string" calcext:value-type="string">
            <text:p>Hatótáv</text:p>
          </table:table-cell>
          <table:table-cell table:style-name="ce1060" office:value-type="string" calcext:value-type="string">
            <text:p>KÉ</text:p>
          </table:table-cell>
          <table:table-cell table:style-name="ce1060" office:value-type="string" calcext:value-type="string">
            <text:p>CÉ</text:p>
          </table:table-cell>
          <table:table-cell table:style-name="ce1060" office:value-type="string" calcext:value-type="string">
            <text:p>Osztó</text:p>
          </table:table-cell>
          <table:table-cell table:style-name="ce1237" office:value-type="string" calcext:value-type="string">
            <text:p>Sebesség</text:p>
          </table:table-cell>
          <table:table-cell table:style-name="ce1060" office:value-type="string" calcext:value-type="string">
            <text:p>Harcmodor</text:p>
          </table:table-cell>
          <table:table-cell table:style-name="ce1060" table:number-columns-repeated="242"/>
        </table:table-row>
        <table:table-row table:style-name="ro1">
          <table:table-cell table:style-name="ce1057" office:value-type="string" calcext:value-type="string">
            <text:p>Szál-hajítófegyverek</text:p>
          </table:table-cell>
          <table:table-cell table:style-name="ce1073" office:value-type="string" calcext:value-type="string">
            <text:p><text:s/>__</text:p>
          </table:table-cell>
          <table:table-cell table:number-columns-repeated="2" table:style-name="ce1092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73" table:number-columns-repeated="3"/>
          <table:table-cell table:number-columns-repeated="3" table:style-name="ce1073" office:value-type="string" calcext:value-type="string">
            <text:p>x</text:p>
          </table:table-cell>
          <table:table-cell table:style-name="ce1093" office:value-type="string" calcext:value-type="string">
            <text:p>x</text:p>
          </table:table-cell>
          <table:table-cell table:style-name="ce1259" office:value-type="string" calcext:value-type="string">
            <text:p>x</text:p>
          </table:table-cell>
          <table:table-cell/>
          <table:table-cell table:style-name="ce1285" table:number-columns-repeated="241"/>
        </table:table-row>
        <table:table-row table:style-name="ro1">
          <table:table-cell/>
          <table:table-cell table:style-name="ce1074" office:value-type="string" calcext:value-type="string">
            <text:p>Könnyű kopja</text:p>
          </table:table-cell>
          <table:table-cell table:style-name="ce1093" office:value-type="string" calcext:value-type="string">
            <text:p>kétkezes</text:p>
          </table:table-cell>
          <table:table-cell table:style-name="ce1112"/>
          <table:table-cell table:style-name="ce1113" table:number-columns-repeated="2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38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4" office:value-type="string" calcext:value-type="string">
            <text:p>Követelmény: Erő +3</text:p>
          </table:table-cell>
          <table:table-cell table:style-name="ce1286" table:number-columns-repeated="241"/>
        </table:table-row>
        <table:table-row table:style-name="ro1">
          <table:table-cell/>
          <table:table-cell table:style-name="ce1074" office:value-type="string" calcext:value-type="string">
            <text:p>Lándzsa</text:p>
          </table:table-cell>
          <table:table-cell table:style-name="ce1076" office:value-type="string" calcext:value-type="string">
            <text:p>egykezes</text:p>
          </table:table-cell>
          <table:table-cell table:style-name="ce1113" table:number-columns-repeated="3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48" office:value-type="float" office:value="8" calcext:value-type="float">
            <text:p>8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5" office:value-type="string" calcext:value-type="string">
            <text:p>Dárda, hajító</text:p>
          </table:table-cell>
          <table:table-cell table:style-name="ce1075" office:value-type="string" calcext:value-type="string">
            <text:p>egykezes</text:p>
          </table:table-cell>
          <table:table-cell table:style-name="ce1114" table:number-columns-repeated="3"/>
          <table:table-cell table:style-name="ce1226"/>
          <table:table-cell table:style-name="ce1121"/>
          <table:table-cell table:style-name="ce1226" office:value-type="string" calcext:value-type="string">
            <text:p>60m</text:p>
          </table:table-cell>
          <table:table-cell table:style-name="ce1114" table:number-columns-repeated="2"/>
          <table:table-cell table:style-name="ce1236" office:value-type="float" office:value="2" calcext:value-type="float">
            <text:p>2</text:p>
          </table:table-cell>
          <table:table-cell table:style-name="ce1249" office:value-type="float" office:value="7" calcext:value-type="float">
            <text:p>7</text:p>
          </table:table-cell>
          <table:table-cell table:style-name="ce1256" office:value-type="string" calcext:value-type="string">
            <text:p>hajítás</text:p>
          </table:table-cell>
          <table:table-cell table:style-name="ce1276" office:value-type="string" calcext:value-type="string">
            <text:p>Követelmény: Erő +0</text:p>
          </table:table-cell>
          <table:table-cell table:style-name="ce1276"/>
          <table:table-cell table:style-name="ce452" table:number-columns-repeated="240"/>
        </table:table-row>
        <table:table-row table:style-name="ro1">
          <table:table-cell table:style-name="ce1057" office:value-type="string" calcext:value-type="string">
            <text:p>Hajítófegyverek</text:p>
          </table:table-cell>
          <table:table-cell table:style-name="ce1076" office:value-type="string" calcext:value-type="string">
            <text:p>Bola</text:p>
          </table:table-cell>
          <table:table-cell table:style-name="ce1076" office:value-type="string" calcext:value-type="string">
            <text:p>egykezes</text:p>
          </table:table-cell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102"/>
          <table:table-cell table:style-name="ce111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74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Hajítóbárd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2" calcext:value-type="float">
            <text:p>2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223"/>
          <table:table-cell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3">
          <table:table-cell table:style-name="ce1062"/>
          <table:table-cell table:style-name="ce1078" office:value-type="string" calcext:value-type="string">
            <text:p>Hajítótőr</text:p>
          </table:table-cell>
          <table:table-cell table:style-name="ce1078" office:value-type="string" calcext:value-type="string">
            <text:p>egykezes</text:p>
          </table:table-cell>
          <table:table-cell table:style-name="ce1078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33"/>
          <table:table-cell table:style-name="ce1220" office:value-type="string" calcext:value-type="string">
            <text:p>15m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4" calcext:value-type="float">
            <text:p>4</text:p>
          </table:table-cell>
          <table:table-cell table:style-name="ce1078" office:value-type="float" office:value="2" calcext:value-type="float">
            <text:p>2</text:p>
          </table:table-cell>
          <table:table-cell table:style-name="ce1252" office:value-type="float" office:value="5" calcext:value-type="float">
            <text:p>5</text:p>
          </table:table-cell>
          <table:table-cell table:style-name="ce1260" office:value-type="string" calcext:value-type="string">
            <text:p>hajítás</text:p>
          </table:table-cell>
          <table:table-cell table:style-name="ce127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ő, alm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10" calcext:value-type="float">
            <text:p>-1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116" office:value-type="float" office:value="8" calcext:value-type="float">
            <text:p>8</text:p>
          </table:table-cell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077" office:value-type="string" calcext:value-type="string">
            <text:p>Paritty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70m</text:p>
          </table:table-cell>
          <table:table-cell table:number-columns-repeated="2"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Ramier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0m</text:p>
          </table:table-cell>
          <table:table-cell table:style-name="ce1223"/>
          <table:table-cell table:style-name="ce1116" office:value-type="float" office:value="1" calcext:value-type="float">
            <text:p>1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lan csillag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5" calcext:value-type="float">
            <text:p>-5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5m</text:p>
          </table:table-cell>
          <table:table-cell table:style-name="ce1223"/>
          <table:table-cell table:style-name="ce1116" office:value-type="float" office:value="3" calcext:value-type="float">
            <text:p>3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4" calcext:value-type="float">
            <text:p>4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Tőr</text:p>
          </table:table-cell>
          <table:table-cell table:style-name="ce1079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2" calcext:value-type="float">
            <text:p>2</text:p>
          </table:table-cell>
          <table:table-cell table:style-name="ce1079" office:value-type="float" office:value="2" calcext:value-type="float">
            <text:p>2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57" office:value-type="string" calcext:value-type="string">
            <text:p>Egyéb hajítófegyverek</text:p>
          </table:table-cell>
          <table:table-cell table:style-name="ce1076" office:value-type="string" calcext:value-type="string">
            <text:p>Dobóháló</text:p>
          </table:table-cell>
          <table:table-cell table:style-name="ce1102"/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4m</text:p>
          </table:table-cell>
          <table:table-cell table:style-name="ce1102"/>
          <table:table-cell table:style-name="ce1115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öpeny</text:p>
          </table:table-cell>
          <table:table-cell table:style-name="ce1077" office:value-type="string" calcext:value-type="string">
            <text:p>egykezes</text:p>
          </table:table-cell>
          <table:table-cell table:number-columns-repeated="2" table:style-name="ce1116" office:value-type="string" calcext:value-type="string">
            <text:p>-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4m</text:p>
          </table:table-cell>
          <table:table-cell table:style-name="ce1223"/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4"/>
          <table:table-cell table:style-name="ce125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79" office:value-type="string" calcext:value-type="string">
            <text:p>Lasszó</text:p>
          </table:table-cell>
          <table:table-cell table:style-name="ce1079" office:value-type="string" calcext:value-type="string">
            <text:p>egykezes</text:p>
          </table:table-cell>
          <table:table-cell table:number-columns-repeated="2" table:style-name="ce1121" office:value-type="string" calcext:value-type="string">
            <text:p>-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hajítás</text:p>
          </table:table-cell>
          <table:table-cell table:style-name="ce128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26">
          <table:table-cell table:style-name="ce1057" office:value-type="string" calcext:value-type="string">
            <text:p>Íjász lőfegyverek</text:p>
          </table:table-cell>
          <table:table-cell table:style-name="ce1076" office:value-type="string" calcext:value-type="string">
            <text:p>Rövid íj</text:p>
          </table:table-cell>
          <table:table-cell table:style-name="ce1076" office:value-type="string" calcext:value-type="string">
            <text:p>kétkezes</text:p>
          </table:table-cell>
          <table:table-cell table:style-name="ce1115" office:value-type="float" office:value="1" calcext:value-type="float">
            <text:p>1</text:p>
          </table:table-cell>
          <table:table-cell table:style-name="ce1115" office:value-type="string" calcext:value-type="string">
            <text:p>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73"/>
          <table:table-cell table:style-name="ce1115"/>
          <table:table-cell table:style-name="ce1102"/>
          <table:table-cell table:style-name="ce1115" office:value-type="float" office:value="10" calcext:value-type="float">
            <text:p>10</text:p>
          </table:table-cell>
          <table:table-cell table:style-name="ce1076" office:value-type="float" office:value="2" calcext:value-type="float">
            <text:p>2</text:p>
          </table:table-cell>
          <table:table-cell table:style-name="ce1250" office:value-type="float" office:value="5" calcext:value-type="float">
            <text:p>5</text:p>
          </table:table-cell>
          <table:table-cell table:style-name="ce1255" office:value-type="string" calcext:value-type="string">
            <text:p>íjászat</text:p>
          </table:table-cell>
          <table:table-cell table:style-name="ce128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77" office:value-type="string" calcext:value-type="string">
            <text:p>Hosszú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3" calcext:value-type="float">
            <text:p>3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2" calcext:value-type="float">
            <text:p>12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77" office:value-type="string" calcext:value-type="string">
            <text:p>Visszacsapó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3"/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0" calcext:value-type="float">
            <text:p>10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77" office:value-type="string" calcext:value-type="string">
            <text:p>Elf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220"/>
          <table:table-cell table:style-name="ce1224" office:value-type="float" office:value="5" calcext:value-type="float">
            <text:p>5</text:p>
          </table:table-cell>
          <table:table-cell table:style-name="ce1116" office:value-type="float" office:value="13" calcext:value-type="float">
            <text:p>13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Fúvócső, kicsi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string" calcext:value-type="string">
            <text:p>spec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8" calcext:value-type="float">
            <text:p>8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8" calcext:value-type="float">
            <text:p>8</text:p>
          </table:table-cell>
          <table:table-cell table:style-name="ce1255" office:value-type="string" calcext:value-type="string">
            <text:p>íjászat</text:p>
          </table:table-cell>
          <table:table-cell table:style-name="ce128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Fúvócső, vadász</text:p>
          </table:table-cell>
          <table:table-cell table:style-name="ce1079" office:value-type="string" calcext:value-type="string">
            <text:p>kétkezes</text:p>
          </table:table-cell>
          <table:table-cell table:style-name="ce1121" office:value-type="float" office:value="-10" calcext:value-type="float">
            <text:p>-1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3"/>
          <table:table-cell table:style-name="ce1234"/>
          <table:table-cell table:style-name="ce1121" office:value-type="float" office:value="10" calcext:value-type="float">
            <text:p>1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íjászat</text:p>
          </table:table-cell>
          <table:table-cell table:style-name="ce1283"/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Lövész lőfegyverek</text:p>
          </table:table-cell>
          <table:table-cell table:style-name="ce1076" office:value-type="string" calcext:value-type="string">
            <text:p>Kézi nyílpuska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string" calcext:value-type="string">
            <text:p>S</text:p>
          </table:table-cell>
          <table:table-cell table:style-name="ce1076"/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076"/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1250" office:value-type="float" office:value="9" calcext:value-type="float">
            <text:p>9</text:p>
          </table:table-cell>
          <table:table-cell table:style-name="ce1255" office:value-type="string" calcext:value-type="string">
            <text:p>lövészet</text:p>
          </table:table-cell>
          <table:table-cell table:style-name="ce12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77" office:value-type="string" calcext:value-type="string">
            <text:p>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6" calcext:value-type="float">
            <text:p>6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2" calcext:value-type="float">
            <text:p>12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Nehéz 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14" calcext:value-type="float">
            <text:p>14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8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5" calcext:value-type="float">
            <text:p>1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077" office:value-type="string" calcext:value-type="string">
            <text:p>Shadoni páncéltörő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20" calcext:value-type="float">
            <text:p>20</text:p>
          </table:table-cell>
          <table:table-cell table:style-name="ce1077" office:value-type="string" calcext:value-type="string">
            <text:p>Z</text:p>
          </table:table-cell>
          <table:table-cell table:style-name="ce1223" office:value-type="float" office:value="20" calcext:value-type="float">
            <text:p>2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20m</text:p>
          </table:table-cell>
          <table:table-cell table:style-name="ce1077"/>
          <table:table-cell table:number-columns-repeated="2" table:style-name="ce1077" office:value-type="float" office:value="4" calcext:value-type="float">
            <text:p>4</text:p>
          </table:table-cell>
          <table:table-cell table:style-name="ce1251" office:value-type="float" office:value="21" calcext:value-type="float">
            <text:p>21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harei nyílpuska</text:p>
          </table:table-cell>
          <table:table-cell table:style-name="ce1077" office:value-type="string" calcext:value-type="string">
            <text:p>egykezes</text:p>
          </table:table-cell>
          <table:table-cell table:style-name="ce1077" office:value-type="float" office:value="3" calcext:value-type="float">
            <text:p>3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4" calcext:value-type="float">
            <text:p>14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52"/>
          <table:table-cell table:style-name="ce1079" office:value-type="string" calcext:value-type="string">
            <text:p>Aquir nyílpuska</text:p>
          </table:table-cell>
          <table:table-cell table:style-name="ce1079" office:value-type="string" calcext:value-type="string">
            <text:p>egykezes</text:p>
          </table:table-cell>
          <table:table-cell table:style-name="ce1079" office:value-type="string" calcext:value-type="string">
            <text:p>halál / +6</text:p>
          </table:table-cell>
          <table:table-cell table:style-name="ce1079" office:value-type="string" calcext:value-type="string">
            <text:p>S</text:p>
          </table:table-cell>
          <table:table-cell table:style-name="ce1079"/>
          <table:table-cell table:style-name="ce1121" table:number-columns-repeated="2"/>
          <table:table-cell table:style-name="ce1121" office:value-type="string" calcext:value-type="string">
            <text:p>50m</text:p>
          </table:table-cell>
          <table:table-cell table:style-name="ce1079"/>
          <table:table-cell table:style-name="ce1079" office:value-type="float" office:value="16" calcext:value-type="float">
            <text:p>16</text:p>
          </table:table-cell>
          <table:table-cell table:style-name="ce1079" office:value-type="float" office:value="3" calcext:value-type="float">
            <text:p>3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lövészet</text:p>
          </table:table-cell>
          <table:table-cell table:style-name="ce1284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84"/>
          <table:table-cell table:style-name="ce452" table:number-columns-repeated="240"/>
        </table:table-row>
        <table:table-row table:style-name="ro1">
          <table:table-cell table:style-name="ce106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0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2" table:default-cell-style-name="ce765"/>
        <table:table-column table:style-name="co53" table:default-cell-style-name="ce1014"/>
        <table:table-column table:style-name="co54" table:default-cell-style-name="ce1014"/>
        <table:table-column table:style-name="co55" table:default-cell-style-name="ce1014"/>
        <table:table-column table:style-name="co54" table:default-cell-style-name="ce281"/>
        <table:table-column table:style-name="co56" table:default-cell-style-name="ce811"/>
        <table:table-column table:style-name="co57" table:default-cell-style-name="ce28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19"/>
          <table:covered-table-cell table:style-name="ce1094"/>
          <table:covered-table-cell table:style-name="ce1106"/>
          <table:covered-table-cell table:style-name="ce1124"/>
          <table:covered-table-cell table:number-columns-repeated="6" table:style-name="ce1106"/>
          <table:covered-table-cell table:number-columns-repeated="3" table:style-name="ce1174"/>
          <table:covered-table-cell table:style-name="ce1106"/>
          <table:table-cell table:style-name="ce1106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19"/>
          <table:table-cell table:style-name="ce1094"/>
          <table:table-cell table:style-name="ce1106"/>
          <table:table-cell table:style-name="ce1124"/>
          <table:table-cell table:style-name="ce1106" table:number-columns-repeated="6"/>
          <table:table-cell table:style-name="ce1174" table:number-columns-repeated="3"/>
          <table:table-cell table:style-name="ce110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07"/>
          <table:covered-table-cell table:style-name="ce806"/>
          <table:covered-table-cell table:number-columns-repeated="2" table:style-name="ce1107"/>
          <table:table-cell table:style-name="ce1107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107"/>
          <table:table-cell/>
          <table:table-cell table:style-name="ce848" table:number-columns-repeated="2"/>
          <table:table-cell table:style-name="ce110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1" office:value-type="string" calcext:value-type="string">
            <text:p>Szint</text:p>
          </table:table-cell>
          <table:table-cell table:style-name="ce1011" office:value-type="string" calcext:value-type="string" table:number-columns-spanned="2" table:number-rows-spanned="1">
            <text:p>Átfogó</text:p>
          </table:table-cell>
          <table:covered-table-cell table:style-name="ce1011"/>
          <table:table-cell table:style-name="ce1011" office:value-type="string" calcext:value-type="string" table:number-columns-spanned="2" table:number-rows-spanned="1">
            <text:p>Átlagos</text:p>
          </table:table-cell>
          <table:covered-table-cell table:style-name="ce1011"/>
          <table:table-cell table:style-name="ce1011" office:value-type="string" calcext:value-type="string" table:number-columns-spanned="2" table:number-rows-spanned="1">
            <text:p>Spec.</text:p>
          </table:table-cell>
          <table:covered-table-cell/>
          <table:table-cell table:style-name="ce1107" table:number-columns-repeated="4"/>
          <table:table-cell/>
          <table:table-cell table:style-name="ce848" table:number-columns-repeated="2"/>
          <table:table-cell table:style-name="ce1107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07" table:number-columns-repeated="3"/>
          <table:table-cell/>
          <table:table-cell table:style-name="ce848" table:number-columns-repeated="2"/>
          <table:table-cell table:style-name="ce110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24.</meta:date-string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4"/>
          <table:table-cell table:style-name="ce110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24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24.</meta:date-string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2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24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24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24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5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24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24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0" office:value-type="string" calcext:value-type="string">
            <text:p>Egyik HM nagyobb lehet</text:p>
          </table:table-cell>
          <table:table-cell table:style-name="ce1147" table:content-validation-name="val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47" office:value-type="string" calcext:value-type="string">
            <text:p>Erőbónusz</text:p>
          </table:table-cell>
          <table:table-cell table:style-name="ce114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34" office:value-type="string" calcext:value-type="string">
            <text:p>Nincs adat string</text:p>
          </table:table-cell>
          <table:table-cell table:style-name="ce114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3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4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1" office:value-type="string" calcext:value-type="string">
            <text:p>Fok</text:p>
          </table:table-cell>
          <table:table-cell table:style-name="ce1101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3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2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6" office:value-type="string" calcext:value-type="string">
            <text:p>VÉ</text:p>
          </table:table-cell>
          <table:table-cell table:style-name="ce101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58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91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00.00.00</text:date>, <text:time style:data-style-name="N2" text:time-value="13:59:06.64232234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24T14:18:06.638747374</dc:date>
    <meta:editing-cycles>195</meta:editing-cycles>
    <meta:editing-duration>P1DT4H26M18S</meta:editing-duration>
    <meta:document-statistic meta:table-count="9" meta:cell-count="2401" meta:object-count="0"/>
    <meta:user-defined meta:name="Info 1"/>
    <meta:user-defined meta:name="Info 2"/>
    <meta:user-defined meta:name="Info 3"/>
    <meta:user-defined meta:name="Info 4"/>
  </office:meta>
</office:document-meta>
</file>